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5.74pt"/>
    </style:style>
    <style:style style:name="co2" style:family="table-column">
      <style:table-column-properties fo:break-before="auto" style:column-width="120.64pt"/>
    </style:style>
    <style:style style:name="co3" style:family="table-column">
      <style:table-column-properties fo:break-before="auto" style:column-width="114.46pt"/>
    </style:style>
    <style:style style:name="co4" style:family="table-column">
      <style:table-column-properties fo:break-before="auto" style:column-width="98.2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out" table:style-name="ta1">
        <table:shapes>
          <draw:frame draw:z-index="0" draw:style-name="gr1" draw:text-style-name="P1" svg:width="453.51pt" svg:height="255.09pt" svg:x="518.06pt" svg:y="58.56pt">
            <draw:object draw:notify-on-update-of-ranges="out.A1:out.A1 out.A2:out.A22 out.B1:out.B1 out.B2:out.B22 out.A1:out.A1 out.A2:out.A22 out.C1:out.C1 out.C2:out.C2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662.43pt" svg:y="298.74pt">
            <draw:object draw:notify-on-update-of-ranges="out.A1:out.A1 out.A2:out.A22 out.D1:out.D1 out.D2:out.D22 out.A1:out.A1 out.A2:out.A22 out.E1:out.E1 out.E2:out.E2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rain_cross_entropy_loss</text:p>
          </table:table-cell>
          <table:table-cell office:value-type="string" calcext:value-type="string">
            <text:p>val_cross_entropy_loss</text:p>
          </table:table-cell>
          <table:table-cell office:value-type="string" calcext:value-type="string">
            <text:p>train_acc</text:p>
          </table:table-cell>
          <table:table-cell office:value-type="string" calcext:value-type="string">
            <text:p>val_acc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0.0986035427585345" calcext:value-type="float">
            <text:p>0.098603542758535</text:p>
          </table:table-cell>
          <table:table-cell office:value-type="float" office:value="0.089430129007104" calcext:value-type="float">
            <text:p>0.089430129007104</text:p>
          </table:table-cell>
          <table:table-cell office:value-type="float" office:value="0.0424469164792741" calcext:value-type="float">
            <text:p>0.042446916479274</text:p>
          </table:table-cell>
          <table:table-cell office:value-type="float" office:value="0.0696091697842872" calcext:value-type="float">
            <text:p>0.06960916978428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761392949998696" calcext:value-type="float">
            <text:p>0.07613929499987</text:p>
          </table:table-cell>
          <table:table-cell office:value-type="float" office:value="0.0776120155449554" calcext:value-type="float">
            <text:p>0.077612015544956</text:p>
          </table:table-cell>
          <table:table-cell office:value-type="float" office:value="0.102037770392629" calcext:value-type="float">
            <text:p>0.102037770392629</text:p>
          </table:table-cell>
          <table:table-cell office:value-type="float" office:value="0.0904640611318952" calcext:value-type="float">
            <text:p>0.09046406113189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55293345866029" calcext:value-type="float">
            <text:p>0.055293345866029</text:p>
          </table:table-cell>
          <table:table-cell office:value-type="float" office:value="0.0754438011659366" calcext:value-type="float">
            <text:p>0.075443801165937</text:p>
          </table:table-cell>
          <table:table-cell office:value-type="float" office:value="0.197389106684444" calcext:value-type="float">
            <text:p>0.197389106684444</text:p>
          </table:table-cell>
          <table:table-cell office:value-type="float" office:value="0.0971901615856085" calcext:value-type="float">
            <text:p>0.0971901615856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396436780927782" calcext:value-type="float">
            <text:p>0.039643678092778</text:p>
          </table:table-cell>
          <table:table-cell office:value-type="float" office:value="0.0793740633784097" calcext:value-type="float">
            <text:p>0.07937406337841</text:p>
          </table:table-cell>
          <table:table-cell office:value-type="float" office:value="0.345983164514139" calcext:value-type="float">
            <text:p>0.345983164514139</text:p>
          </table:table-cell>
          <table:table-cell office:value-type="float" office:value="0.101050704449574" calcext:value-type="float">
            <text:p>0.10105070444957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280713239763913" calcext:value-type="float">
            <text:p>0.028071323976391</text:p>
          </table:table-cell>
          <table:table-cell office:value-type="float" office:value="0.0856659834451151" calcext:value-type="float">
            <text:p>0.085665983445115</text:p>
          </table:table-cell>
          <table:table-cell office:value-type="float" office:value="0.504188971363754" calcext:value-type="float">
            <text:p>0.504188971363754</text:p>
          </table:table-cell>
          <table:table-cell office:value-type="float" office:value="0.100811907983762" calcext:value-type="float">
            <text:p>0.10081190798376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195960729940028" calcext:value-type="float">
            <text:p>0.019596072994003</text:p>
          </table:table-cell>
          <table:table-cell office:value-type="float" office:value="0.0948729838647822" calcext:value-type="float">
            <text:p>0.094872983864782</text:p>
          </table:table-cell>
          <table:table-cell office:value-type="float" office:value="0.643678732761537" calcext:value-type="float">
            <text:p>0.643678732761537</text:p>
          </table:table-cell>
          <table:table-cell office:value-type="float" office:value="0.101050704449574" calcext:value-type="float">
            <text:p>0.10105070444957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136591113418947" calcext:value-type="float">
            <text:p>0.013659111341895</text:p>
          </table:table-cell>
          <table:table-cell office:value-type="float" office:value="0.103979144612192" calcext:value-type="float">
            <text:p>0.103979144612192</text:p>
          </table:table-cell>
          <table:table-cell office:value-type="float" office:value="0.748134365485264" calcext:value-type="float">
            <text:p>0.748134365485264</text:p>
          </table:table-cell>
          <table:table-cell office:value-type="float" office:value="0.0995383268327629" calcext:value-type="float">
            <text:p>0.09953832683276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0963555346494675" calcext:value-type="float">
            <text:p>0.009635553464947</text:p>
          </table:table-cell>
          <table:table-cell office:value-type="float" office:value="0.11466590541948" calcext:value-type="float">
            <text:p>0.11466590541948</text:p>
          </table:table-cell>
          <table:table-cell office:value-type="float" office:value="0.820222483134664" calcext:value-type="float">
            <text:p>0.820222483134664</text:p>
          </table:table-cell>
          <table:table-cell office:value-type="float" office:value="0.100533312106981" calcext:value-type="float">
            <text:p>0.10053331210698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732333698725644" calcext:value-type="float">
            <text:p>0.007323336987256</text:p>
          </table:table-cell>
          <table:table-cell office:value-type="float" office:value="0.124619092529845" calcext:value-type="float">
            <text:p>0.124619092529845</text:p>
          </table:table-cell>
          <table:table-cell office:value-type="float" office:value="0.863654454637719" calcext:value-type="float">
            <text:p>0.863654454637719</text:p>
          </table:table-cell>
          <table:table-cell office:value-type="float" office:value="0.0980657486269203" calcext:value-type="float">
            <text:p>0.0980657486269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587941344082148" calcext:value-type="float">
            <text:p>0.005879413440821</text:p>
          </table:table-cell>
          <table:table-cell office:value-type="float" office:value="0.132270850868046" calcext:value-type="float">
            <text:p>0.132270850868046</text:p>
          </table:table-cell>
          <table:table-cell office:value-type="float" office:value="0.890370340888738" calcext:value-type="float">
            <text:p>0.890370340888738</text:p>
          </table:table-cell>
          <table:table-cell office:value-type="float" office:value="0.0948817957494229" calcext:value-type="float">
            <text:p>0.09488179574942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497124861652361" calcext:value-type="float">
            <text:p>0.004971248616524</text:p>
          </table:table-cell>
          <table:table-cell office:value-type="float" office:value="0.141628434226684" calcext:value-type="float">
            <text:p>0.141628434226684</text:p>
          </table:table-cell>
          <table:table-cell office:value-type="float" office:value="0.906578973552765" calcext:value-type="float">
            <text:p>0.906578973552765</text:p>
          </table:table-cell>
          <table:table-cell office:value-type="float" office:value="0.0976677545172331" calcext:value-type="float">
            <text:p>0.09766775451723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430708975455341" calcext:value-type="float">
            <text:p>0.004307089754553</text:p>
          </table:table-cell>
          <table:table-cell office:value-type="float" office:value="0.149183524563027" calcext:value-type="float">
            <text:p>0.149183524563027</text:p>
          </table:table-cell>
          <table:table-cell office:value-type="float" office:value="0.918071282163539" calcext:value-type="float">
            <text:p>0.918071282163539</text:p>
          </table:table-cell>
          <table:table-cell office:value-type="float" office:value="0.098543341558545" calcext:value-type="float">
            <text:p>0.09854334155854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00389033228891984" calcext:value-type="float">
            <text:p>0.00389033228892</text:p>
          </table:table-cell>
          <table:table-cell office:value-type="float" office:value="0.156126569147314" calcext:value-type="float">
            <text:p>0.156126569147314</text:p>
          </table:table-cell>
          <table:table-cell office:value-type="float" office:value="0.925693021034407" calcext:value-type="float">
            <text:p>0.925693021034407</text:p>
          </table:table-cell>
          <table:table-cell office:value-type="float" office:value="0.0956777839687973" calcext:value-type="float">
            <text:p>0.09567778396879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344867725505375" calcext:value-type="float">
            <text:p>0.003448677255054</text:p>
          </table:table-cell>
          <table:table-cell office:value-type="float" office:value="0.163478884396731" calcext:value-type="float">
            <text:p>0.163478884396731</text:p>
          </table:table-cell>
          <table:table-cell office:value-type="float" office:value="0.933931663051482" calcext:value-type="float">
            <text:p>0.933931663051482</text:p>
          </table:table-cell>
          <table:table-cell office:value-type="float" office:value="0.0992995303669506" calcext:value-type="float">
            <text:p>0.09929953036695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313195201258112" calcext:value-type="float">
            <text:p>0.003131952012581</text:p>
          </table:table-cell>
          <table:table-cell office:value-type="float" office:value="0.16834920448814" calcext:value-type="float">
            <text:p>0.16834920448814</text:p>
          </table:table-cell>
          <table:table-cell office:value-type="float" office:value="0.939951443752363" calcext:value-type="float">
            <text:p>0.939951443752363</text:p>
          </table:table-cell>
          <table:table-cell office:value-type="float" office:value="0.0927724269680809" calcext:value-type="float">
            <text:p>0.09277242696808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0300240177834727" calcext:value-type="float">
            <text:p>0.003002401778347</text:p>
          </table:table-cell>
          <table:table-cell office:value-type="float" office:value="0.174780344095787" calcext:value-type="float">
            <text:p>0.174780344095787</text:p>
          </table:table-cell>
          <table:table-cell office:value-type="float" office:value="0.942836958468488" calcext:value-type="float">
            <text:p>0.942836958468488</text:p>
          </table:table-cell>
          <table:table-cell office:value-type="float" office:value="0.0940858075300486" calcext:value-type="float">
            <text:p>0.09408580753004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00281121626159971" calcext:value-type="float">
            <text:p>0.0028112162616</text:p>
          </table:table-cell>
          <table:table-cell office:value-type="float" office:value="0.181954353903069" calcext:value-type="float">
            <text:p>0.181954353903069</text:p>
          </table:table-cell>
          <table:table-cell office:value-type="float" office:value="0.945374221408529" calcext:value-type="float">
            <text:p>0.945374221408529</text:p>
          </table:table-cell>
          <table:table-cell office:value-type="float" office:value="0.0941256069410173" calcext:value-type="float">
            <text:p>0.094125606941017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0264672185152642" calcext:value-type="float">
            <text:p>0.002646721851526</text:p>
          </table:table-cell>
          <table:table-cell office:value-type="float" office:value="0.186009510093118" calcext:value-type="float">
            <text:p>0.186009510093118</text:p>
          </table:table-cell>
          <table:table-cell office:value-type="float" office:value="0.948001034805277" calcext:value-type="float">
            <text:p>0.948001034805277</text:p>
          </table:table-cell>
          <table:table-cell office:value-type="float" office:value="0.0938470110642363" calcext:value-type="float">
            <text:p>0.093847011064236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00250222452078254" calcext:value-type="float">
            <text:p>0.002502224520783</text:p>
          </table:table-cell>
          <table:table-cell office:value-type="float" office:value="0.194395892513621" calcext:value-type="float">
            <text:p>0.194395892513621</text:p>
          </table:table-cell>
          <table:table-cell office:value-type="float" office:value="0.951364151957175" calcext:value-type="float">
            <text:p>0.951364151957175</text:p>
          </table:table-cell>
          <table:table-cell office:value-type="float" office:value="0.0918172411048317" calcext:value-type="float">
            <text:p>0.09181724110483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0240203411125633" calcext:value-type="float">
            <text:p>0.002402034111256</text:p>
          </table:table-cell>
          <table:table-cell office:value-type="float" office:value="0.198444961220522" calcext:value-type="float">
            <text:p>0.198444961220522</text:p>
          </table:table-cell>
          <table:table-cell office:value-type="float" office:value="0.954199916419574" calcext:value-type="float">
            <text:p>0.954199916419574</text:p>
          </table:table-cell>
          <table:table-cell office:value-type="float" office:value="0.0946429992836106" calcext:value-type="float">
            <text:p>0.094642999283611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00229044510356575" calcext:value-type="float">
            <text:p>0.002290445103566</text:p>
          </table:table-cell>
          <table:table-cell office:value-type="float" office:value="0.204719374440406" calcext:value-type="float">
            <text:p>0.204719374440406</text:p>
          </table:table-cell>
          <table:table-cell office:value-type="float" office:value="0.95617997651788" calcext:value-type="float">
            <text:p>0.95617997651788</text:p>
          </table:table-cell>
          <table:table-cell office:value-type="float" office:value="0.0936878134203614" calcext:value-type="float">
            <text:p>0.09368781342036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10-18T01:07:21.238578134</dc:date>
    <meta:editing-duration>PT1M11S</meta:editing-duration>
    <meta:editing-cycles>1</meta:editing-cycles>
    <meta:document-statistic meta:table-count="1" meta:cell-count="110" meta:object-count="2"/>
    <meta:generator>LibreOffice/6.2.7.1$Linux_X86_64 LibreOffice_project/20$Build-1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0.82cm" svg:y="3.952cm" style:legend-expansion="high" chart:style-name="ch2"/>
        <chart:plot-area chart:style-name="ch3" table:cell-range-address="out.A1:out.C22" chart:data-source-has-labels="row" svg:x="0.32cm" svg:y="0.18cm" svg:width="10.18cm" svg:height="8.64cm">
          <chartooo:coordinate-region svg:x="1.232cm" svg:y="0.379cm" svg:width="9.081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B2:out.B22" chart:label-cell-address="out.B1:out.B1" chart:class="chart:scatter">
            <chart:domain table:cell-range-address="out.A2:out.A22"/>
            <chart:data-point chart:repeated="21"/>
          </chart:series>
          <chart:series chart:style-name="ch7" chart:values-cell-range-address="out.C2:out.C22" chart:label-cell-address="out.C1:out.C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cross_entropy_loss</text:p>
                <draw:g>
                  <svg:desc>out.B1:out.B1</svg:desc>
                </draw:g>
              </table:table-cell>
              <table:table-cell office:value-type="string">
                <text:p>val_cross_entropy_loss</text:p>
                <draw:g>
                  <svg:desc>out.C1:out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2:out.A22</svg:desc>
                </draw:g>
              </table:table-cell>
              <table:table-cell office:value-type="float" office:value="0.0986035427585345">
                <text:p>0.0986035427585345</text:p>
                <draw:g>
                  <svg:desc>out.B2:out.B22</svg:desc>
                </draw:g>
              </table:table-cell>
              <table:table-cell office:value-type="float" office:value="0.089430129007104">
                <text:p>0.089430129007104</text:p>
                <draw:g>
                  <svg:desc>out.C2:out.C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761392949998696">
                <text:p>0.0761392949998696</text:p>
              </table:table-cell>
              <table:table-cell office:value-type="float" office:value="0.0776120155449554">
                <text:p>0.07761201554495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55293345866029">
                <text:p>0.055293345866029</text:p>
              </table:table-cell>
              <table:table-cell office:value-type="float" office:value="0.0754438011659366">
                <text:p>0.07544380116593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396436780927782">
                <text:p>0.0396436780927782</text:p>
              </table:table-cell>
              <table:table-cell office:value-type="float" office:value="0.0793740633784097">
                <text:p>0.079374063378409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280713239763913">
                <text:p>0.0280713239763913</text:p>
              </table:table-cell>
              <table:table-cell office:value-type="float" office:value="0.0856659834451151">
                <text:p>0.085665983445115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0195960729940028">
                <text:p>0.0195960729940028</text:p>
              </table:table-cell>
              <table:table-cell office:value-type="float" office:value="0.0948729838647822">
                <text:p>0.094872983864782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0136591113418947">
                <text:p>0.0136591113418947</text:p>
              </table:table-cell>
              <table:table-cell office:value-type="float" office:value="0.103979144612192">
                <text:p>0.103979144612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00963555346494675">
                <text:p>0.00963555346494675</text:p>
              </table:table-cell>
              <table:table-cell office:value-type="float" office:value="0.11466590541948">
                <text:p>0.114665905419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00732333698725644">
                <text:p>0.00732333698725644</text:p>
              </table:table-cell>
              <table:table-cell office:value-type="float" office:value="0.124619092529845">
                <text:p>0.1246190925298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00587941344082148">
                <text:p>0.00587941344082148</text:p>
              </table:table-cell>
              <table:table-cell office:value-type="float" office:value="0.132270850868046">
                <text:p>0.1322708508680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00497124861652361">
                <text:p>0.00497124861652361</text:p>
              </table:table-cell>
              <table:table-cell office:value-type="float" office:value="0.141628434226684">
                <text:p>0.1416284342266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00430708975455341">
                <text:p>0.00430708975455341</text:p>
              </table:table-cell>
              <table:table-cell office:value-type="float" office:value="0.149183524563027">
                <text:p>0.14918352456302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00389033228891984">
                <text:p>0.00389033228891984</text:p>
              </table:table-cell>
              <table:table-cell office:value-type="float" office:value="0.156126569147314">
                <text:p>0.1561265691473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00344867725505375">
                <text:p>0.00344867725505375</text:p>
              </table:table-cell>
              <table:table-cell office:value-type="float" office:value="0.163478884396731">
                <text:p>0.16347888439673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00313195201258112">
                <text:p>0.00313195201258112</text:p>
              </table:table-cell>
              <table:table-cell office:value-type="float" office:value="0.16834920448814">
                <text:p>0.1683492044881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00300240177834727">
                <text:p>0.00300240177834727</text:p>
              </table:table-cell>
              <table:table-cell office:value-type="float" office:value="0.174780344095787">
                <text:p>0.17478034409578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00281121626159971">
                <text:p>0.00281121626159971</text:p>
              </table:table-cell>
              <table:table-cell office:value-type="float" office:value="0.181954353903069">
                <text:p>0.1819543539030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00264672185152642">
                <text:p>0.00264672185152642</text:p>
              </table:table-cell>
              <table:table-cell office:value-type="float" office:value="0.186009510093118">
                <text:p>0.1860095100931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00250222452078254">
                <text:p>0.00250222452078254</text:p>
              </table:table-cell>
              <table:table-cell office:value-type="float" office:value="0.194395892513621">
                <text:p>0.19439589251362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00240203411125633">
                <text:p>0.00240203411125633</text:p>
              </table:table-cell>
              <table:table-cell office:value-type="float" office:value="0.198444961220522">
                <text:p>0.19844496122052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00229044510356575">
                <text:p>0.00229044510356575</text:p>
              </table:table-cell>
              <table:table-cell office:value-type="float" office:value="0.204719374440406">
                <text:p>0.2047193744404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254cm" svg:y="3.952cm" style:legend-expansion="high" chart:style-name="ch2"/>
        <chart:plot-area chart:style-name="ch3" table:cell-range-address="out.A1:out.A22 out.D1:out.E22" chart:data-source-has-labels="row" svg:x="0.32cm" svg:y="0.18cm" svg:width="12.614cm" svg:height="8.64cm">
          <chartooo:coordinate-region svg:x="1.047cm" svg:y="0.38cm" svg:width="11.7cm" svg:height="7.79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out.D2:out.D22" chart:label-cell-address="out.D1:out.D1" chart:class="chart:scatter">
            <chart:domain table:cell-range-address="out.A2:out.A22"/>
            <chart:data-point chart:repeated="21"/>
          </chart:series>
          <chart:series chart:style-name="ch7" chart:values-cell-range-address="out.E2:out.E22" chart:label-cell-address="out.E1:out.E1" chart:class="chart:scatter">
            <chart:data-point chart:repeated="2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train_acc</text:p>
                <draw:g>
                  <svg:desc>out.D1:out.D1</svg:desc>
                </draw:g>
              </table:table-cell>
              <table:table-cell office:value-type="string">
                <text:p>val_acc</text:p>
                <draw:g>
                  <svg:desc>out.E1:out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out.A2:out.A22</svg:desc>
                </draw:g>
              </table:table-cell>
              <table:table-cell office:value-type="float" office:value="0.0424469164792741">
                <text:p>0.0424469164792741</text:p>
                <draw:g>
                  <svg:desc>out.D2:out.D22</svg:desc>
                </draw:g>
              </table:table-cell>
              <table:table-cell office:value-type="float" office:value="0.0696091697842872">
                <text:p>0.0696091697842872</text:p>
                <draw:g>
                  <svg:desc>out.E2:out.E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102037770392629">
                <text:p>0.102037770392629</text:p>
              </table:table-cell>
              <table:table-cell office:value-type="float" office:value="0.0904640611318952">
                <text:p>0.090464061131895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197389106684444">
                <text:p>0.197389106684444</text:p>
              </table:table-cell>
              <table:table-cell office:value-type="float" office:value="0.0971901615856085">
                <text:p>0.097190161585608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345983164514139">
                <text:p>0.345983164514139</text:p>
              </table:table-cell>
              <table:table-cell office:value-type="float" office:value="0.101050704449574">
                <text:p>0.1010507044495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504188971363754">
                <text:p>0.504188971363754</text:p>
              </table:table-cell>
              <table:table-cell office:value-type="float" office:value="0.100811907983762">
                <text:p>0.1008119079837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0.643678732761537">
                <text:p>0.643678732761537</text:p>
              </table:table-cell>
              <table:table-cell office:value-type="float" office:value="0.101050704449574">
                <text:p>0.10105070444957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0.748134365485264">
                <text:p>0.748134365485264</text:p>
              </table:table-cell>
              <table:table-cell office:value-type="float" office:value="0.0995383268327629">
                <text:p>0.099538326832762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.820222483134664">
                <text:p>0.820222483134664</text:p>
              </table:table-cell>
              <table:table-cell office:value-type="float" office:value="0.100533312106981">
                <text:p>0.10053331210698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0.863654454637719">
                <text:p>0.863654454637719</text:p>
              </table:table-cell>
              <table:table-cell office:value-type="float" office:value="0.0980657486269203">
                <text:p>0.098065748626920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0.890370340888738">
                <text:p>0.890370340888738</text:p>
              </table:table-cell>
              <table:table-cell office:value-type="float" office:value="0.0948817957494229">
                <text:p>0.09488179574942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0.906578973552765">
                <text:p>0.906578973552765</text:p>
              </table:table-cell>
              <table:table-cell office:value-type="float" office:value="0.0976677545172331">
                <text:p>0.097667754517233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0.918071282163539">
                <text:p>0.918071282163539</text:p>
              </table:table-cell>
              <table:table-cell office:value-type="float" office:value="0.098543341558545">
                <text:p>0.09854334155854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0.925693021034407">
                <text:p>0.925693021034407</text:p>
              </table:table-cell>
              <table:table-cell office:value-type="float" office:value="0.0956777839687973">
                <text:p>0.09567778396879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0.933931663051482">
                <text:p>0.933931663051482</text:p>
              </table:table-cell>
              <table:table-cell office:value-type="float" office:value="0.0992995303669506">
                <text:p>0.099299530366950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0.939951443752363">
                <text:p>0.939951443752363</text:p>
              </table:table-cell>
              <table:table-cell office:value-type="float" office:value="0.0927724269680809">
                <text:p>0.092772426968080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0.942836958468488">
                <text:p>0.942836958468488</text:p>
              </table:table-cell>
              <table:table-cell office:value-type="float" office:value="0.0940858075300486">
                <text:p>0.094085807530048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0.945374221408529">
                <text:p>0.945374221408529</text:p>
              </table:table-cell>
              <table:table-cell office:value-type="float" office:value="0.0941256069410173">
                <text:p>0.094125606941017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0.948001034805277">
                <text:p>0.948001034805277</text:p>
              </table:table-cell>
              <table:table-cell office:value-type="float" office:value="0.0938470110642363">
                <text:p>0.093847011064236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0.951364151957175">
                <text:p>0.951364151957175</text:p>
              </table:table-cell>
              <table:table-cell office:value-type="float" office:value="0.0918172411048317">
                <text:p>0.09181724110483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0.954199916419574">
                <text:p>0.954199916419574</text:p>
              </table:table-cell>
              <table:table-cell office:value-type="float" office:value="0.0946429992836106">
                <text:p>0.094642999283610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0.95617997651788">
                <text:p>0.95617997651788</text:p>
              </table:table-cell>
              <table:table-cell office:value-type="float" office:value="0.0936878134203614">
                <text:p>0.093687813420361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7.1$Linux_X86_64 LibreOffice_project/20$Build-1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